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</office:automatic-styles>
  <office:body>
    <office:spreadsheet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2"/>
          <table:table-cell office:value-type="string">
            <text:p>D (after)</text:p>
          </table:table-cell>
          <table:table-cell office:value-type="string">
            <text:p>R0 (after)</text:p>
          </table:table-cell>
          <table:table-cell office:value-type="string">
            <text:p>P (after)</text:p>
          </table:table-cell>
          <table:table-cell office:value-type="string">
            <text:p>R2 (after)</text:p>
          </table:table-cell>
          <table:table-cell office:value-type="string">
            <text:p>X (after)</text:p>
          </table:table-cell>
          <table:table-cell table:number-columns-repeated="1017"/>
        </table:table-row>
        <table:table-row table:style-name="ro1">
          <table:table-cell office:value-type="float" office:value="8000">
            <text:p>8000</text:p>
          </table:table-cell>
          <table:table-cell office:value-type="string">
            <text:p>LDI $80</text:p>
          </table:table-cell>
          <table:table-cell office:value-type="string">
            <text:p>$80</text:p>
          </table:table-cell>
          <table:table-cell office:value-type="string">
            <text:p>$0002</text:p>
          </table:table-cell>
          <table:table-cell office:value-type="string">
            <text:p>$0</text:p>
          </table:table-cell>
          <table:table-cell table:number-columns-repeated="1019"/>
        </table:table-row>
        <table:table-row table:style-name="ro1">
          <table:table-cell office:value-type="float" office:value="8002">
            <text:p>8002</text:p>
          </table:table-cell>
          <table:table-cell office:value-type="string">
            <text:p>PHI R2</text:p>
          </table:table-cell>
          <table:table-cell office:value-type="string">
            <text:p>$80</text:p>
          </table:table-cell>
          <table:table-cell office:value-type="string">
            <text:p>$0003</text:p>
          </table:table-cell>
          <table:table-cell office:value-type="string">
            <text:p>$0</text:p>
          </table:table-cell>
          <table:table-cell office:value-type="string">
            <text:p>$80xx</text:p>
          </table:table-cell>
          <table:table-cell table:number-columns-repeated="1018"/>
        </table:table-row>
        <table:table-row table:style-name="ro1">
          <table:table-cell office:value-type="float" office:value="8003">
            <text:p>8003</text:p>
          </table:table-cell>
          <table:table-cell office:value-type="string">
            <text:p>LDI $08</text:p>
          </table:table-cell>
          <table:table-cell office:value-type="string">
            <text:p>$08</text:p>
          </table:table-cell>
          <table:table-cell office:value-type="string">
            <text:p>$0005</text:p>
          </table:table-cell>
          <table:table-cell office:value-type="string">
            <text:p>$0</text:p>
          </table:table-cell>
          <table:table-cell office:value-type="string">
            <text:p>$80xx</text:p>
          </table:table-cell>
          <table:table-cell table:number-columns-repeated="1018"/>
        </table:table-row>
        <table:table-row table:style-name="ro1">
          <table:table-cell office:value-type="float" office:value="8005">
            <text:p>8005</text:p>
          </table:table-cell>
          <table:table-cell office:value-type="string">
            <text:p>PLO R2</text:p>
          </table:table-cell>
          <table:table-cell office:value-type="string">
            <text:p>$08</text:p>
          </table:table-cell>
          <table:table-cell office:value-type="string">
            <text:p>$0006</text:p>
          </table:table-cell>
          <table:table-cell office:value-type="string">
            <text:p>$0</text:p>
          </table:table-cell>
          <table:table-cell office:value-type="string">
            <text:p>$8008</text:p>
          </table:table-cell>
          <table:table-cell table:number-columns-repeated="1018"/>
        </table:table-row>
        <table:table-row table:style-name="ro1">
          <table:table-cell office:value-type="float" office:value="8006">
            <text:p>8006</text:p>
          </table:table-cell>
          <table:table-cell office:value-type="string">
            <text:p>SEX R2</text:p>
          </table:table-cell>
          <table:table-cell office:value-type="string">
            <text:p>$08</text:p>
          </table:table-cell>
          <table:table-cell office:value-type="string">
            <text:p>$0007</text:p>
          </table:table-cell>
          <table:table-cell office:value-type="string">
            <text:p>$0</text:p>
          </table:table-cell>
          <table:table-cell office:value-type="string">
            <text:p>$8008</text:p>
          </table:table-cell>
          <table:table-cell office:value-type="string">
            <text:p>$2</text:p>
          </table:table-cell>
          <table:table-cell table:number-columns-repeated="1017"/>
        </table:table-row>
        <table:table-row table:style-name="ro1">
          <table:table-cell office:value-type="float" office:value="8007">
            <text:p>8007</text:p>
          </table:table-cell>
          <table:table-cell office:value-type="string">
            <text:p>SEP R2</text:p>
          </table:table-cell>
          <table:table-cell office:value-type="string">
            <text:p>$08</text:p>
          </table:table-cell>
          <table:table-cell office:value-type="string">
            <text:p>$0008</text:p>
          </table:table-cell>
          <table:table-cell office:value-type="string">
            <text:p>$2</text:p>
          </table:table-cell>
          <table:table-cell office:value-type="string">
            <text:p>$8008</text:p>
          </table:table-cell>
          <table:table-cell office:value-type="string">
            <text:p>$2</text:p>
          </table:table-cell>
          <table:table-cell table:number-columns-repeated="1017"/>
        </table:table-row>
        <table:table-row table:style-name="ro1">
          <table:table-cell office:value-type="float" office:value="8008">
            <text:p>8008</text:p>
          </table:table-cell>
          <table:table-cell office:value-type="string">
            <text:p>OUT 4</text:p>
          </table:table-cell>
          <table:table-cell office:value-type="string">
            <text:p>$08</text:p>
          </table:table-cell>
          <table:table-cell office:value-type="string">
            <text:p>$0008</text:p>
          </table:table-cell>
          <table:table-cell office:value-type="string">
            <text:p>$2</text:p>
          </table:table-cell>
          <table:table-cell office:value-type="string">
            <text:p>$800A</text:p>
          </table:table-cell>
          <table:table-cell office:value-type="string">
            <text:p>$2</text:p>
          </table:table-cell>
          <table:table-cell office:value-type="string">
            <text:p>Sets U6A e.g. remaps RAM back to $0000 instead of ROM image</text:p>
          </table:table-cell>
          <table:table-cell table:number-columns-repeated="1016"/>
        </table:table-row>
        <table:table-row table:style-name="ro1">
          <table:table-cell office:value-type="float" office:value="8009">
            <text:p>8009</text:p>
          </table:table-cell>
          <table:table-cell office:value-type="string">
            <text:p>$00 (IDL)</text:p>
          </table:table-cell>
          <table:table-cell table:number-columns-repeated="1022"/>
        </table:table-row>
        <table:table-row table:style-name="ro1">
          <table:table-cell office:value-type="string">
            <text:p>800A</text:p>
          </table:table-cell>
          <table:table-cell office:value-type="string">
            <text:p>OUT 2</text:p>
          </table:table-cell>
          <table:table-cell office:value-type="string">
            <text:p>$08</text:p>
          </table:table-cell>
          <table:table-cell office:value-type="string">
            <text:p>$0008</text:p>
          </table:table-cell>
          <table:table-cell office:value-type="string">
            <text:p>$2</text:p>
          </table:table-cell>
          <table:table-cell office:value-type="string">
            <text:p>$800C</text:p>
          </table:table-cell>
          <table:table-cell office:value-type="string">
            <text:p>$2</text:p>
          </table:table-cell>
          <table:table-cell office:value-type="string">
            <text:p>Keyboard Latch = $0C</text:p>
          </table:table-cell>
          <table:table-cell table:number-columns-repeated="1016"/>
        </table:table-row>
        <table:table-row table:style-name="ro1">
          <table:table-cell office:value-type="string">
            <text:p>800B</text:p>
          </table:table-cell>
          <table:table-cell office:value-type="string">
            <text:p>$0C (LDN RC)</text:p>
          </table:table-cell>
          <table:table-cell table:number-columns-repeated="102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3">00/00/0000</text:date>, <text:time style:data-style-name="N2" text:time-value="0000-00-00T05:00: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Robson</meta:initial-creator>
    <meta:creation-date>2013-02-27T20:40:54</meta:creation-date>
    <dc:date>2013-03-13T05:00:48</dc:date>
    <dc:creator>Paul Robson</dc:creator>
    <meta:editing-duration>PT2M10S</meta:editing-duration>
    <meta:editing-cycles>4</meta:editing-cycles>
    <meta:generator>LibreOffice/4.0.1.2$Linux_X86_64 LibreOffice_project/400m0$Build-2</meta:generator>
    <meta:document-statistic meta:table-count="1" meta:cell-count="62" meta:object-count="0"/>
  </office:meta>
</office:document-meta>
</file>